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ed8b" officeooo:paragraph-rsid="000ced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Endpoint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09:28:17.787424870</meta:creation-date>
    <dc:date>2020-07-13T09:28:33.836664423</dc:date>
    <meta:editing-duration>PT16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6.0.7.3$Linux_X86_64 LibreOffice_project/00m0$Build-3</meta:generator>
  </office:meta>
</office:document-meta>
</file>